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dcdcd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018cm" fo:padding-top="0.141cm" fo:padding-bottom="0.141cm" fo:padding-left="0.141cm" fo:padding-right="0.141cm"/>
    </style:style>
    <style:style style:name="gr3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4" style:family="graphic" style:parent-style-name="standard">
      <style:graphic-properties draw:stroke="solid" svg:stroke-width="0.009cm" svg:stroke-color="#a6c3dd" svg:stroke-opacity="100%" draw:stroke-linejoin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018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solid" draw:fill-color="#000000" draw:shadow="visible" draw:shadow-offset-x="0.051cm" draw:shadow-offset-y="0.051cm" draw:shadow-color="#cdcdcd" draw:shadow-opacity="50%"/>
    </style:style>
    <style:style style:name="gr7" style:family="graphic" style:parent-style-name="standard">
      <style:graphic-properties draw:stroke="solid" svg:stroke-width="0.053cm" svg:stroke-color="#ff0000" svg:stroke-opacity="100%" draw:stroke-linejoin="round" draw:fill="non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fo:font-family="Calibri" fo:font-size="12pt" style:font-family-asian="Calibri" style:font-size-asian="12pt" style:font-family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layer="layout" svg:width="3.078cm" svg:height="2.298cm" svg:x="0.123cm" svg:y="0.253cm" svg:viewBox="0 0 3079 2299" draw:points="0,1724 2475,1724 2475,2299 3079,1149 2475,0 2475,574 0,574">
          <text:p/>
        </draw:polygon>
        <draw:frame draw:style-name="gr2" draw:layer="layout" svg:width="2.904cm" svg:height="2.3cm" svg:x="0.149cm" svg:y="0.253cm">
          <draw:text-box>
            <text:p/>
          </draw:text-box>
        </draw:frame>
        <draw:polyline draw:style-name="gr3" draw:layer="layout" svg:width="3.052cm" svg:height="2.298cm" svg:x="0.149cm" svg:y="0.253cm" svg:viewBox="0 0 3053 2299" draw:points="0,1724 2448,1724 2448,2299 3053,1149 2448,0 2448,574 0,574 0,574">
          <text:p/>
        </draw:polyline>
        <draw:frame draw:style-name="gr2" draw:layer="layout" svg:width="3.053cm" svg:height="2.3cm" svg:x="0.149cm" svg:y="0.253cm">
          <draw:text-box>
            <text:p/>
          </draw:text-box>
        </draw:frame>
        <draw:polyline draw:style-name="gr4" draw:layer="layout" svg:width="0.016cm" svg:height="1.131cm" svg:x="0.13cm" svg:y="0.837cm" svg:viewBox="0 0 17 1132" draw:points="0,1132 17,1132 17,0 0,0 0,1132">
          <text:p/>
        </draw:polyline>
        <draw:frame draw:style-name="gr5" draw:layer="layout" svg:width="3.175cm" svg:height="2.3cm" svg:x="0cm" svg:y="0.24cm">
          <draw:text-box>
            <text:p text:style-name="P1"><text:span text:style-name="T1">Initialisierung </text:span></text:p>
          </draw:text-box>
        </draw:frame>
        <draw:polygon draw:style-name="gr1" draw:layer="layout" svg:width="2.902cm" svg:height="2.298cm" svg:x="3.488cm" svg:y="0.253cm" svg:viewBox="0 0 2903 2299" draw:points="0,1724 2328,1724 2328,2299 2903,1149 2328,0 2328,574 0,574">
          <text:p/>
        </draw:polygon>
        <draw:frame draw:style-name="gr2" draw:layer="layout" svg:width="2.904cm" svg:height="2.3cm" svg:x="3.488cm" svg:y="0.253cm">
          <draw:text-box>
            <text:p/>
          </draw:text-box>
        </draw:frame>
        <draw:polyline draw:style-name="gr3" draw:layer="layout" svg:width="2.902cm" svg:height="2.298cm" svg:x="3.488cm" svg:y="0.253cm" svg:viewBox="0 0 2903 2299" draw:points="0,1724 2328,1724 2328,2299 2903,1149 2328,0 2328,574 0,574 0,1724">
          <text:p/>
        </draw:polyline>
        <draw:frame draw:style-name="gr2" draw:layer="layout" svg:width="2.904cm" svg:height="2.3cm" svg:x="3.488cm" svg:y="0.253cm">
          <draw:text-box>
            <text:p/>
          </draw:text-box>
        </draw:frame>
        <draw:frame draw:style-name="gr5" draw:layer="layout" svg:width="2.904cm" svg:height="2.3cm" svg:x="3.488cm" svg:y="0.253cm">
          <draw:text-box>
            <text:p text:style-name="P1"><text:span text:style-name="T1">Voranalyse </text:span></text:p>
          </draw:text-box>
        </draw:frame>
        <draw:polygon draw:style-name="gr1" draw:layer="layout" svg:width="2.902cm" svg:height="2.298cm" svg:x="6.628cm" svg:y="0.253cm" svg:viewBox="0 0 2903 2299" draw:points="0,1724 2328,1724 2328,2299 2903,1149 2328,0 2328,574 0,574">
          <text:p/>
        </draw:polygon>
        <draw:frame draw:style-name="gr2" draw:layer="layout" svg:width="2.904cm" svg:height="2.3cm" svg:x="6.628cm" svg:y="0.253cm">
          <draw:text-box>
            <text:p/>
          </draw:text-box>
        </draw:frame>
        <draw:polyline draw:style-name="gr3" draw:layer="layout" svg:width="2.902cm" svg:height="2.298cm" svg:x="6.628cm" svg:y="0.253cm" svg:viewBox="0 0 2903 2299" draw:points="0,1724 2328,1724 2328,2299 2903,1149 2328,0 2328,574 0,574 0,1724">
          <text:p/>
        </draw:polyline>
        <draw:frame draw:style-name="gr2" draw:layer="layout" svg:width="2.904cm" svg:height="2.3cm" svg:x="6.628cm" svg:y="0.253cm">
          <draw:text-box>
            <text:p/>
          </draw:text-box>
        </draw:frame>
        <draw:frame draw:style-name="gr5" draw:layer="layout" svg:width="2.904cm" svg:height="2.3cm" svg:x="6.628cm" svg:y="0.253cm">
          <draw:text-box>
            <text:p text:style-name="P1"><text:span text:style-name="T1">Konzept </text:span></text:p>
          </draw:text-box>
        </draw:frame>
        <draw:polygon draw:style-name="gr1" draw:layer="layout" svg:width="2.902cm" svg:height="2.298cm" svg:x="9.767cm" svg:y="0.253cm" svg:viewBox="0 0 2903 2299" draw:points="0,1724 2328,1724 2328,2299 2903,1149 2328,0 2328,574 0,574">
          <text:p/>
        </draw:polygon>
        <draw:frame draw:style-name="gr2" draw:layer="layout" svg:width="2.904cm" svg:height="2.3cm" svg:x="9.767cm" svg:y="0.253cm">
          <draw:text-box>
            <text:p/>
          </draw:text-box>
        </draw:frame>
        <draw:polyline draw:style-name="gr3" draw:layer="layout" svg:width="2.902cm" svg:height="2.298cm" svg:x="9.767cm" svg:y="0.253cm" svg:viewBox="0 0 2903 2299" draw:points="0,1724 2328,1724 2328,2299 2903,1149 2328,0 2328,574 0,574 0,1724">
          <text:p/>
        </draw:polyline>
        <draw:frame draw:style-name="gr2" draw:layer="layout" svg:width="2.904cm" svg:height="2.3cm" svg:x="9.767cm" svg:y="0.253cm">
          <draw:text-box>
            <text:p/>
          </draw:text-box>
        </draw:frame>
        <draw:frame draw:style-name="gr5" draw:layer="layout" svg:width="2.904cm" svg:height="2.3cm" svg:x="9.767cm" svg:y="0.253cm">
          <draw:text-box>
            <text:p text:style-name="P1"><text:span text:style-name="T1">Realisierung </text:span></text:p>
          </draw:text-box>
        </draw:frame>
        <draw:polygon draw:style-name="gr1" draw:layer="layout" svg:width="2.902cm" svg:height="2.298cm" svg:x="16.049cm" svg:y="0.253cm" svg:viewBox="0 0 2903 2299" draw:points="0,1724 2328,1724 2328,2299 2903,1149 2328,0 2328,574 0,574">
          <text:p/>
        </draw:polygon>
        <draw:frame draw:style-name="gr2" draw:layer="layout" svg:width="2.904cm" svg:height="2.3cm" svg:x="16.049cm" svg:y="0.253cm">
          <draw:text-box>
            <text:p/>
          </draw:text-box>
        </draw:frame>
        <draw:polyline draw:style-name="gr3" draw:layer="layout" svg:width="2.902cm" svg:height="2.298cm" svg:x="16.049cm" svg:y="0.253cm" svg:viewBox="0 0 2903 2299" draw:points="0,1724 2328,1724 2328,2299 2903,1149 2328,0 2328,574 0,574 0,1724">
          <text:p/>
        </draw:polyline>
        <draw:frame draw:style-name="gr2" draw:layer="layout" svg:width="2.904cm" svg:height="2.3cm" svg:x="16.049cm" svg:y="0.253cm">
          <draw:text-box>
            <text:p/>
          </draw:text-box>
        </draw:frame>
        <draw:frame draw:style-name="gr5" draw:layer="layout" svg:width="2.904cm" svg:height="2.3cm" svg:x="16.149cm" svg:y="0.253cm">
          <draw:text-box>
            <text:p text:style-name="P1"><text:span text:style-name="T1">Abschluss </text:span></text:p>
          </draw:text-box>
        </draw:frame>
        <draw:polygon draw:style-name="gr1" draw:layer="layout" svg:width="2.902cm" svg:height="2.299cm" svg:x="12.897cm" svg:y="0.253cm" svg:viewBox="0 0 2903 2300" draw:points="0,1725 2328,1725 2328,2300 2903,1150 2328,0 2328,575 0,575">
          <text:p/>
        </draw:polygon>
        <draw:frame draw:style-name="gr2" draw:layer="layout" svg:width="2.904cm" svg:height="2.3cm" svg:x="12.897cm" svg:y="0.253cm">
          <draw:text-box>
            <text:p/>
          </draw:text-box>
        </draw:frame>
        <draw:polyline draw:style-name="gr3" draw:layer="layout" svg:width="2.902cm" svg:height="2.299cm" svg:x="12.897cm" svg:y="0.253cm" svg:viewBox="0 0 2903 2300" draw:points="0,1725 2328,1725 2328,2300 2903,1150 2328,0 2328,575 0,575 0,1725">
          <text:p/>
        </draw:polyline>
        <draw:frame draw:style-name="gr2" draw:layer="layout" svg:width="2.904cm" svg:height="2.3cm" svg:x="12.897cm" svg:y="0.253cm">
          <draw:text-box>
            <text:p/>
          </draw:text-box>
        </draw:frame>
        <draw:frame draw:style-name="gr5" draw:layer="layout" svg:width="2.904cm" svg:height="2.3cm" svg:x="12.897cm" svg:y="0.253cm">
          <draw:text-box>
            <text:p text:style-name="P1"><text:span text:style-name="T1">Einführung </text:span></text:p>
          </draw:text-box>
        </draw:frame>
        <draw:path draw:style-name="gr6" draw:layer="layout" svg:width="0.192cm" svg:height="0.193cm" svg:x="3.274cm" svg:y="1.306cm" svg:viewBox="0 0 193 194" svg:d="m0 97v0c0-18 4-33 13-48 9-16 20-27 35-36 16-8 31-13 48-13 18 0 33 5 49 13 15 9 26 20 35 36 9 15 13 30 13 48v0 0c0 18-4 33-13 48-9 16-20 27-35 36-16 8-31 13-48 13-18 0-33-5-49-13-15-9-26-20-35-36-9-15-13-30-13-48z">
          <text:p/>
        </draw:path>
        <draw:path draw:style-name="gr3" draw:layer="layout" svg:width="0.192cm" svg:height="0.193cm" svg:x="3.274cm" svg:y="1.306cm" svg:viewBox="0 0 193 194" svg:d="m0 97v0c0-18 4-33 13-48 9-16 20-27 35-36 16-8 31-13 48-13 18 0 33 5 49 13 15 9 26 20 35 36 9 15 13 30 13 48v0 0c0 18-4 33-13 48-9 16-20 27-35 36-16 8-31 13-48 13-18 0-33-5-49-13-15-9-26-20-35-36-9-15-13-30-13-48">
          <text:p/>
        </draw:path>
        <draw:path draw:style-name="gr6" draw:layer="layout" svg:width="0.192cm" svg:height="0.193cm" svg:x="15.831cm" svg:y="1.306cm" svg:viewBox="0 0 193 194" svg:d="m0 97v0c0-18 4-33 13-48 9-16 20-27 35-36 16-8 31-13 48-13 18 0 33 5 49 13 15 9 26 20 35 36 9 15 13 30 13 48v0 0c0 18-4 33-13 48-9 16-20 27-35 36-16 8-31 13-48 13-18 0-33-5-49-13-15-9-26-20-35-36-9-15-13-30-13-48z">
          <text:p/>
        </draw:path>
        <draw:path draw:style-name="gr3" draw:layer="layout" svg:width="0.192cm" svg:height="0.193cm" svg:x="15.831cm" svg:y="1.306cm" svg:viewBox="0 0 193 194" svg:d="m0 97v0c0-18 4-33 13-48 9-16 20-27 35-36 16-8 31-13 48-13 18 0 33 5 49 13 15 9 26 20 35 36 9 15 13 30 13 48v0 0c0 18-4 33-13 48-9 16-20 27-35 36-16 8-31 13-48 13-18 0-33-5-49-13-15-9-26-20-35-36-9-15-13-30-13-48">
          <text:p/>
        </draw:path>
        <draw:path draw:style-name="gr6" draw:layer="layout" svg:width="0.192cm" svg:height="0.193cm" svg:x="12.692cm" svg:y="1.306cm" svg:viewBox="0 0 193 194" svg:d="m0 97v0c0-18 4-33 13-48 9-16 20-27 35-36 16-8 31-13 48-13 18 0 33 5 49 13 15 9 26 20 35 36 9 15 13 30 13 48v0 0c0 18-4 33-13 48-9 16-20 27-35 36-16 8-31 13-48 13-18 0-33-5-49-13-15-9-26-20-35-36-9-15-13-30-13-48z">
          <text:p/>
        </draw:path>
        <draw:path draw:style-name="gr3" draw:layer="layout" svg:width="0.192cm" svg:height="0.193cm" svg:x="12.692cm" svg:y="1.306cm" svg:viewBox="0 0 193 194" svg:d="m0 97v0c0-18 4-33 13-48 9-16 20-27 35-36 16-8 31-13 48-13 18 0 33 5 49 13 15 9 26 20 35 36 9 15 13 30 13 48v0 0c0 18-4 33-13 48-9 16-20 27-35 36-16 8-31 13-48 13-18 0-33-5-49-13-15-9-26-20-35-36-9-15-13-30-13-48">
          <text:p/>
        </draw:path>
        <draw:path draw:style-name="gr6" draw:layer="layout" svg:width="0.192cm" svg:height="0.193cm" svg:x="9.552cm" svg:y="1.306cm" svg:viewBox="0 0 193 194" svg:d="m0 97v0c0-18 4-33 13-48 9-16 20-27 35-36 16-8 31-13 48-13 18 0 33 5 49 13 15 9 26 20 35 36 9 15 13 30 13 48v0 0c0 18-4 33-13 48-9 16-20 27-35 36-16 8-31 13-48 13-18 0-33-5-49-13-15-9-26-20-35-36-9-15-13-30-13-48z">
          <text:p/>
        </draw:path>
        <draw:path draw:style-name="gr3" draw:layer="layout" svg:width="0.192cm" svg:height="0.193cm" svg:x="9.552cm" svg:y="1.306cm" svg:viewBox="0 0 193 194" svg:d="m0 97v0c0-18 4-33 13-48 9-16 20-27 35-36 16-8 31-13 48-13 18 0 33 5 49 13 15 9 26 20 35 36 9 15 13 30 13 48v0 0c0 18-4 33-13 48-9 16-20 27-35 36-16 8-31 13-48 13-18 0-33-5-49-13-15-9-26-20-35-36-9-15-13-30-13-48">
          <text:p/>
        </draw:path>
        <draw:path draw:style-name="gr6" draw:layer="layout" svg:width="0.192cm" svg:height="0.193cm" svg:x="6.413cm" svg:y="1.306cm" svg:viewBox="0 0 193 194" svg:d="m0 97v0c0-18 4-33 13-48 9-16 20-27 35-36 16-8 31-13 48-13 18 0 33 5 49 13 15 9 26 20 35 36 9 15 13 30 13 48v0 0c0 18-4 33-13 48-9 16-20 27-35 36-16 8-31 13-48 13-18 0-33-5-49-13-15-9-26-20-35-36-9-15-13-30-13-48z">
          <text:p/>
        </draw:path>
        <draw:path draw:style-name="gr3" draw:layer="layout" svg:width="0.192cm" svg:height="0.193cm" svg:x="6.413cm" svg:y="1.306cm" svg:viewBox="0 0 193 194" svg:d="m0 97v0c0-18 4-33 13-48 9-16 20-27 35-36 16-8 31-13 48-13 18 0 33 5 49 13 15 9 26 20 35 36 9 15 13 30 13 48v0 0c0 18-4 33-13 48-9 16-20 27-35 36-16 8-31 13-48 13-18 0-33-5-49-13-15-9-26-20-35-36-9-15-13-30-13-48">
          <text:p/>
        </draw:path>
        <draw:polyline draw:style-name="gr7" draw:layer="layout" svg:width="18.996cm" svg:height="2.698cm" svg:x="0.053cm" svg:y="0.053cm" svg:viewBox="0 0 18997 2699" draw:points="0,2699 18997,2699 18997,0 0,0 0,2699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5f_1" draw:display-name="Dash_1" draw:style="rect" draw:dots1="1" draw:dots1-length="600%" draw:dots2="1" draw:dots2-length="6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157cm" fo:page-height="2.8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3</meta:generator>
    <dc:date>2013-01-25T01:25:16</dc:date>
    <meta:editing-duration>P0D</meta:editing-duration>
    <meta:editing-cycles>2</meta:editing-cycles>
    <meta:document-statistic meta:object-count="42"/>
  </office:meta>
</office:document-meta>
</file>